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29">M</text:span><text:span text:style-name="_31_537">r</text:span><text:span text:style-name="_32_077">.</text:span><text:span text:style-name="_33_"> </text:span><text:span text:style-name="_31_357">S</text:span><text:span text:style-name="_32_293">p</text:span><text:span text:style-name="_36_01">e</text:span><text:span text:style-name="_31_213">a</text:span><text:span text:style-name="_32_077">k</text:span><text:span text:style-name="_36_37">e</text:span><text:span text:style-name="_31_177">r</text:span><text:span text:style-name="_32_641">,</text:span><text:span text:style-name="_33_"> </text:span><text:span text:style-name="_31_141">M</text:span><text:span text:style-name="_32_077">r</text:span><text:span text:style-name="_37_69">.</text:span><text:span text:style-name="_39_02"> </text:span><text:span text:style-name="_32_653">V</text:span><text:span text:style-name="_36_61">i</text:span><text:span text:style-name="_31_741">c</text:span><text:span text:style-name="_32_389">e</text:span><text:span text:style-name="_32_"> </text:span><text:span text:style-name="_31_129">P</text:span><text:span text:style-name="_32_641">r</text:span><text:span text:style-name="_36_01">e</text:span><text:span text:style-name="_31_321">s</text:span><text:span text:style-name="_32_041">i</text:span><text:span text:style-name="_34_45">d</text:span><text:span text:style-name="_31_717">e</text:span><text:span text:style-name="_32_209">n</text:span><text:span text:style-name="_35_89">t</text:span><text:span text:style-name="_31_609">,</text:span><text:span text:style-name="_31_802"> </text:span><text:span text:style-name="_33_13">M</text:span><text:span text:style-name="_31_561">e</text:span><text:span text:style-name="_32_329">m</text:span><text:span text:style-name="_34_81">b</text:span><text:span text:style-name="_31_669">e</text:span><text:span text:style-name="_32_389">r</text:span><text:span text:style-name="_35_29">s</text:span><text:span text:style-name="_39_02"> </text:span><text:span text:style-name="_32_641">o</text:span><text:span text:style-name="_37_81">f</text:span><text:span text:style-name="_39_02"> </text:span><text:span text:style-name="_32_209">C</text:span><text:span text:style-name="_34_57">o</text:span><text:span text:style-name="_31_501">n</text:span><text:span text:style-name="_32_653">g</text:span><text:span text:style-name="_36_97">r</text:span><text:span text:style-name="_31_717">e</text:span><text:span text:style-name="_32_041">s</text:span><text:span text:style-name="_38_89">s</text:span><text:span text:style-name="_31_525">,</text:span><text:span text:style-name="_31_803"> </text:span><text:span text:style-name="_36_73">m</text:span><text:span text:style-name="_31_357">y</text:span><text:span text:style-name="_31_803"> </text:span><text:span text:style-name="_37_69">f</text:span><text:span text:style-name="_31_489">e</text:span><text:span text:style-name="_32_437">l</text:span><text:span text:style-name="_35_29">l</text:span><text:span text:style-name="_31_213">o</text:span><text:span text:style-name="_32_113">w</text:span><text:span text:style-name="_33_"> </text:span><text:span text:style-name="_31_525">A</text:span><text:span text:style-name="_32_101">m</text:span><text:span text:style-name="_37_81">e</text:span><text:span text:style-name="_31_141">r</text:span><text:span text:style-name="_32_461">i</text:span><text:span text:style-name="_35_17">c</text:span><text:span text:style-name="_31_705">a</text:span><text:span text:style-name="_32_113">n</text:span><text:span text:style-name="_37_09">s</text:span><text:span text:style-name="_31_609">:</text:span></text:p>
      <text:p text:style-name="P1"><text:span text:style-name="_34_21">T</text:span><text:span text:style-name="_31_429">o</text:span><text:span text:style-name="_32_209">n</text:span><text:span text:style-name="_34_57">i</text:span><text:span text:style-name="_31_489">g</text:span><text:span text:style-name="_32_461">h</text:span><text:span text:style-name="_33_13">t</text:span><text:span text:style-name="_39_03"> </text:span><text:span text:style-name="_32_617">m</text:span><text:span text:style-name="_34_81">a</text:span><text:span text:style-name="_31_489">r</text:span><text:span text:style-name="_32_653">k</text:span><text:span text:style-name="_37_81">s</text:span><text:span text:style-name="_39_03"> </text:span><text:span text:style-name="_32_029">t</text:span><text:span text:style-name="_38_41">h</text:span><text:span text:style-name="_31_345">e</text:span><text:span text:style-name="_31_802"> </text:span><text:span text:style-name="_33_01">e</text:span><text:span text:style-name="_31_525">i</text:span><text:span text:style-name="_32_245">g</text:span><text:span text:style-name="_32_77">h</text:span><text:span text:style-name="_31_597">t</text:span><text:span text:style-name="_32_401">h</text:span><text:span text:style-name="_33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9:32.40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9:46.32</dc:date>
    <meta:template xlink:type="simple" xlink:actuate="onRequest" xlink:title="Haathi" xlink:href="file:///C:/Users/kwa/AppData/Roaming/OpenOffice/4/user/template/Haathi.ott" meta:date="2016-02-23T10:19:32.01"/>
  </office:meta>
</office:document-meta>
</file>